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officeooo:paragraph-rsid="001b8d34" style:font-weight-asian="normal" style:font-weight-complex="normal"/>
    </style:style>
    <style:style style:name="P2" style:family="paragraph" style:parent-style-name="Standard">
      <style:text-properties fo:font-weight="bold" officeooo:rsid="001b8d34" officeooo:paragraph-rsid="001b8d34" style:font-weight-asian="bold" style:font-weight-complex="bold"/>
    </style:style>
    <style:style style:name="P3" style:family="paragraph" style:parent-style-name="Standard">
      <style:text-properties fo:font-weight="bold" officeooo:rsid="001c9ba2" officeooo:paragraph-rsid="001c9ba2" style:font-weight-asian="bold" style:font-weight-complex="bold"/>
    </style:style>
    <style:style style:name="P4" style:family="paragraph" style:parent-style-name="Standard">
      <style:text-properties fo:font-weight="bold" officeooo:rsid="001c9ba2" officeooo:paragraph-rsid="001e0f1e" style:font-weight-asian="bold" style:font-weight-complex="bold"/>
    </style:style>
    <style:style style:name="P5" style:family="paragraph" style:parent-style-name="Standard">
      <style:text-properties fo:font-weight="normal" officeooo:rsid="001b8d34" officeooo:paragraph-rsid="001b8d34" style:font-weight-asian="normal" style:font-weight-complex="normal"/>
    </style:style>
    <style:style style:name="P6" style:family="paragraph" style:parent-style-name="Standard">
      <style:text-properties fo:font-weight="normal" officeooo:rsid="001c9ba2" officeooo:paragraph-rsid="001b8d34" style:font-weight-asian="normal" style:font-weight-complex="normal"/>
    </style:style>
    <style:style style:name="P7" style:family="paragraph" style:parent-style-name="Standard">
      <style:text-properties fo:font-weight="normal" officeooo:rsid="001c9ba2" officeooo:paragraph-rsid="001e0f1e" style:font-weight-asian="normal" style:font-weight-complex="normal"/>
    </style:style>
    <style:style style:name="T1" style:family="text">
      <style:text-properties officeooo:rsid="001b8d34"/>
    </style:style>
    <style:style style:name="T2" style:family="text">
      <style:text-properties fo:font-weight="normal" officeooo:rsid="001e0f1e" style:font-weight-asian="normal" style:font-weight-complex="normal"/>
    </style:style>
    <style:style style:name="T3" style:family="text">
      <style:text-properties officeooo:rsid="001c9ba2"/>
    </style:style>
    <style:style style:name="T4" style:family="text">
      <style:text-properties officeooo:rsid="001e0f1e"/>
    </style:style>
    <style:style style:name="T5" style:family="text">
      <style:text-properties officeooo:rsid="001e74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eriment and Results for Fawn <text:span text:style-name="T4">Server</text:span></text:p>
      <text:p text:style-name="P5"/>
      <text:p text:style-name="P2">The Experiment</text:p>
      <text:p text:style-name="P2"/>
      <text:p text:style-name="P1"><text:span text:style-name="T1"><text:tab/>To be able to </text:span><text:span text:style-name="T3">test</text:span><text:span text:style-name="T1"> the meld VM, an experiment was set up in which eight quad-core processors were used to run the VM. <text:s/>Within the VM, the message passing interface or MPI was used while timing the VM across different variables. <text:s/>There were two variables used to obtain the information: the amount of processors and the amount of processes per processor. <text:s/>Using these two variables, different combinations of the two </text:span><text:span text:style-name="T4">were used </text:span><text:span text:style-name="T1">to get a three dimensional spread of the run times of the program. <text:s/>Also, the time for the experiments were divided into three groups, the elapsed, system and user times for the program to execute. <text:s/>These were written to a text file, and then the text file was run through mat-lab to create to plots. </text:span></text:p>
      <text:p text:style-name="P5"/>
      <text:p text:style-name="P1"><text:span text:style-name="T1"><text:tab/>The boost MPI is used to create the MPI for the VM, in which there were some confusing results within the VM. <text:s/>Therefore, a second experiment was setup to isolate the boost MPI and run this under different variable. <text:s/>The variables used to get combinations of processors and processes was the same as before, however, some new variables were introduced. <text:s/>The first is L, the number of messages passed within the test. <text:s/>The second is l the number of iterations of the inner loop that is computed before a message is passed. <text:s/>Finally, if rendezvous is specified, for each message sent, the program will wait for the previous process to send it a message. <text:s/>Therefore, the messages are sent in a ring. <text:s/></text:span><text:span text:style-name="T3">Using this program, different tests were run such as varying the number of processes up to 8, and checking to see what happens as l is increased towards infinity. The goal was to find L and l such that the spread will be flat, and once L is found, l will be varied. <text:s/>Also, when L equals zero, this will be the startup time of the boost mpi, which is important is explaining some of the results from before. <text:s/></text:span></text:p>
      <text:p text:style-name="P6"/>
      <text:p text:style-name="P6"><text:tab/>One important note to realize within these two experiments is that the first, using the meld VM, has a constant amount of work among the processors. <text:s/>Therefore, one would expect that across more processors the run time for the program should go down since the work is distributed. <text:s/>However, the latter test actually increases work with the amount of processes. <text:s/>In this case, the amount of data computed is constant for a certain process, not the entire group of processes. <text:s/>As a result, we would expect that the run time would be relatively flat as L and l go to infinity since the dependence that the system has on message sending will go down and it will be more reliant on computing, not message sending. <text:s/></text:p>
      <text:p text:style-name="P6"/>
      <text:p text:style-name="P3">The Results </text:p>
      <text:p text:style-name="P3"/>
      <text:p text:style-name="P7"><text:span text:style-name="T4"><text:tab/>The meld VM, as expected, ran fastest with four processes on eight processors, however, this was only for larger datasets. <text:s/>When smaller datasets were run, there was a decrease in performance of the program because the boost mpi start up time was very slow. <text:s/>To see the boost start up time, one can compare the spread of the boost mpi testing when L equals zero to the spread of the smaller programs for the meld VM testing. <text:s/>The mpi testing was used to figure out how much of a role boost mpi played in the run time of the program, and it showed to be most significant in the startup time. <text:s/>In addition, the mpi test was also run with up to 8 processes per processor, and this showed an increased execution time when L is 500 and l is 5000000 for amounts above four processes, which i</text:span><text:span text:style-name="T5">s</text:span><text:span text:style-name="T4"> understandable since the processors are quad-core. <text:s/>This remained true when both rendezvous and no rendezvous was specified. <text:s/>Moreover, since 500 and 5000000 for L and l respectively gave a flat spread, L was kept constant at 500, and l was varied in increments of 1000000 up to 10000000. <text:s/>Consequently, the results showed the increase in run time when increasing l. <text:s/></text:span></text:p>
      <text:p text:style-name="P7"><text:span text:style-name="T4"/></text:p>
      <text:p text:style-name="P4"><text:soft-page-break/><text:span text:style-name="T4">Conclusions and Future Study</text:span></text:p>
      <text:p text:style-name="P4"><text:span text:style-name="T2"/></text:p>
      <text:p text:style-name="P4"><text:span text:style-name="T2"><text:tab/>The meld VM works very well for larger datasets because the computation time shadows the boost mpi startup time, however, when there are smaller datasets it does not have increased performance with more processors because it is shadowed by the boost start up time. <text:s/>When the amount of work per process is constant, as L inreases with a very large l, the run time of the program should be relatively the same. <text:s/>However, if the work load is distributed, or in other words the total work is constant for the whole system, there is an increased performance, but again only for larger datasets. <text:s/>Therefore, the meld VM does run faster as a distributed system, when in comparison to a world load that is not distributed. <text:s/></text:span></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ampbel </meta:initial-creator>
    <meta:creation-date>2013-08-26T12:02:55</meta:creation-date>
    <dc:date>2013-08-26T14:28:27</dc:date>
    <dc:creator>dcampbel </dc:creator>
    <meta:editing-duration>PT13M35S</meta:editing-duration>
    <meta:editing-cycles>2</meta:editing-cycles>
    <meta:generator>LibreOffice/4.0.2.2$Linux_X86_64 LibreOffice_project/400m0$Build-2</meta:generator>
    <meta:document-statistic meta:table-count="0" meta:image-count="0" meta:object-count="0" meta:page-count="2" meta:paragraph-count="9" meta:word-count="801" meta:character-count="4511" meta:non-whitespace-character-count="3677"/>
  </office:meta>
</office:document-meta>
</file>